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6d9" officeooo:paragraph-rsid="000fb6d9"/>
    </style:style>
    <style:style style:name="P2" style:family="paragraph" style:parent-style-name="Standard">
      <style:text-properties officeooo:rsid="000fb6d9" officeooo:paragraph-rsid="001e92b1"/>
    </style:style>
    <style:style style:name="P3" style:family="paragraph" style:parent-style-name="Standard">
      <style:text-properties officeooo:rsid="001b914e" officeooo:paragraph-rsid="001b914e"/>
    </style:style>
    <style:style style:name="P4" style:family="paragraph" style:parent-style-name="Standard">
      <style:text-properties officeooo:rsid="001b914e" officeooo:paragraph-rsid="001c3ccf"/>
    </style:style>
    <style:style style:name="P5" style:family="paragraph" style:parent-style-name="Standard">
      <style:text-properties officeooo:rsid="000dbbb3" officeooo:paragraph-rsid="001d83f8"/>
    </style:style>
    <style:style style:name="P6" style:family="paragraph" style:parent-style-name="Standard">
      <style:text-properties officeooo:rsid="001fb48e" officeooo:paragraph-rsid="001fb48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fb6d9"/>
    </style:style>
    <style:style style:name="T3" style:family="text">
      <style:text-properties officeooo:rsid="0010e014"/>
    </style:style>
    <style:style style:name="T4" style:family="text">
      <style:text-properties officeooo:rsid="001af49c"/>
    </style:style>
    <style:style style:name="T5" style:family="text">
      <style:text-properties officeooo:rsid="001c3ccf"/>
    </style:style>
    <style:style style:name="T6" style:family="text">
      <style:text-properties officeooo:rsid="001d83f8"/>
    </style:style>
    <style:style style:name="T7" style:family="text">
      <style:text-properties officeooo:rsid="001e92b1"/>
    </style:style>
    <style:style style:name="T8" style:family="text">
      <style:text-properties officeooo:rsid="002390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TRAS - steht für <text:span text:style-name="T1">Mo</text:span>dular <text:span text:style-name="T1">Tra</text:span>in <text:span text:style-name="T1">S</text:span>tation oder auch <text:span text:style-name="T1">Mo</text:span>ddable <text:span text:style-name="T1">Tra</text:span>in <text:span text:style-name="T1">S</text:span>tation - ist ein Modulares Bahnhofssystem mit einer <text:span text:style-name="T2">von mir neu entwickelten Logik mit dem Ziel ein Framework für Bahnhöfe und Bahnhofsmodule zu haben, was ich für meine Bahnhofsprojekte verwenden will.</text:span><text:line-break/><text:span text:style-name="T2">Das MOTRAS-System ist dabei komplett unabhängig von den UG-Bahnhof und anderen Mod-Bahnhöfen, sodass diese problemlos gemeinsam im einem Spiel benutzt werden können.<text:line-break/>Nachteil davon ist, dass Module von den anderen Bahnhöfen nicht mit dem MOTRAS-System kombiniert werden können.</text:span></text:p>
      <text:p text:style-name="P5"><text:span text:style-name="T4">Enthalten ist eine überarbeitete Version des Vanilla-Bahnhofes mit einem realistischeren Look, überarbeiteten Bahnsteigen und weiteren Modulen. Kopf- und Güterbahnhöfe sind nicht enthalten. Weitere Module werden eher als weiteres Paket kommen als als Update.<text:line-break/></text:span></text:p>
      <text:p text:style-name="P6">Beta</text:p>
      <text:p text:style-name="P6">Diese Mod ist momentan in der Beta-Phase. Für den Mod gibt es eine Test-Phase, die bis zum offiziellen Release des Patches geht. Es sind fast alle von mir geplanten Features (Es fehlen nur die Common-Api-Features, die ich nach offiziellen Release des Patches einbauen werde). <text:line-break/>Updates sollten Savegame-Kompatibel sein.</text:p>
      <text:p text:style-name="P5"/>
      <text:p text:style-name="P2">Größe<text:line-break/>Theoretisch sind Bahnhöfe mit bis zu 12<text:span text:style-name="T7">6</text:span>x12<text:span text:style-name="T7">6</text:span> Module <text:span text:style-name="T7">(63 Module vom Modul in der Mitte) <text:s/></text:span>möglich. Jedoch wird bedingt durch Performance <text:span text:style-name="T3">nicht so große Bahnhöfe möglich sein. Eine künstliche Größenbeschränkung hab ich nicht eingebaut. Bahnhöfe in den in Transport Fever 2 erlaubten Größen sind ohne Probleme baubar.</text:span></text:p>
      <text:p text:style-name="P1"/>
      <text:p text:style-name="P3">Features</text:p>
      <text:p text:style-name="P3">- Komplett neu entwickelte Bahnhofslogik</text:p>
      <text:p text:style-name="P3">- Code größtenteils automatisiert getestet</text:p>
      <text:p text:style-name="P3">- <text:span text:style-name="T8">Leicht mit eigenen Mod-Modulen erweiterbar</text:span></text:p>
      <text:p text:style-name="P3">- <text:span text:style-name="T8">Kann als Framework für eigene Bahnhofsprojekte verwendet werden</text:span></text:p>
      <text:p text:style-name="P3">- Build-In Bahnhofsadapter <text:span text:style-name="T5">(Bahnhofsadapter von @eis_os soll später über eine Erweiterung kompatibel sein)</text:span></text:p>
      <text:p text:style-name="P3">- <text:span text:style-name="T5">Überarbeiteter Bahnsteigaufbau</text:span></text:p>
      <text:p text:style-name="P3">- <text:span text:style-name="T5">Module mit unterschiedlichen Bahnsteighöhen</text:span></text:p>
      <text:p text:style-name="P3">- <text:span text:style-name="T5">Bahnsteige gehen bis zum Zugtüren</text:span></text:p>
      <text:p text:style-name="P3">- <text:span text:style-name="T5">Zwei Bahnsteigmodule ergeben einen breiteren Bahnsteig</text:span></text:p>
      <text:p text:style-name="P4">- <text:span text:style-name="T5">Einzeln platzierbare realistischer aussehende Unterführungstreppen</text:span></text:p>
      <text:p text:style-name="P4">- <text:span text:style-name="T6">Bahnsteige, Gebäude, Dächer und Lampen können mit Gegenständen wie Uhren oder Bahnsteignummern dekoriert werden</text:span></text:p>
      <text:p text:style-name="P4"/>
      <text:p text:style-name="P4"><text:span text:style-name="T5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23:55:29.957000000</meta:creation-date>
    <dc:date>2020-05-22T01:33:51.331000000</dc:date>
    <meta:editing-duration>PT32M48S</meta:editing-duration>
    <meta:editing-cycles>15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18" meta:word-count="291" meta:character-count="2102" meta:non-whitespace-character-count="1824"/>
  </office:meta>
</office:document-meta>
</file>